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<text:bookmark-start text:name="sql-debug-notes"/>SQL debug notes<text:bookmark-end text:name="sql-debug-notes"/></text:h>
      <text:p text:style-name="First_20_paragraph">Problem query:</text:p>
      <text:p text:style-name="Preformatted_20_Text">
<text:span text:style-name="KeywordTok">SELECT</text:span><text:span text:style-name="NormalTok"><text:s text:c="1"/></text:span><text:span text:style-name="KeywordTok">id</text:span><text:span text:style-name="NormalTok">, email </text:span><text:span text:style-name="KeywordTok">FROM</text:span><text:span text:style-name="NormalTok"><text:s text:c="1"/>users </text:span><text:span text:style-name="KeywordTok">WHERE</text:span><text:span text:style-name="NormalTok"><text:s text:c="1"/>deleted_at </text:span><text:span text:style-name="OperatorTok">=</text:span><text:span text:style-name="NormalTok"><text:s text:c="1"/></text:span><text:span text:style-name="KeywordTok">NULL</text:span><text:span text:style-name="NormalTok">;</text:span>
</text:p>
      <text:list text:style-name="L1">
        <text:list-item>
          <text:p text:style-name="P1">Task 1: use IS NULL instead of = NULL.</text:p>
        </text:list-item>
        <text:list-item>
          <text:p text:style-name="P1">Task 2: add an index on deleted_at if the dataset is large and the filter is frequent.</text:p>
        </text:list-item>
      </text:list>
      <text:p text:style-name="First_20_paragraph">Short conclusion: the bug is semantic, not syntactic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4</meta:generator>
    <dc:title/>
    <dc:description/>
    <dc:subject/>
    <meta:keyword/>
    <meta:initial-creator/>
    <dc:creator/>
    <meta:creation-date>2026-03-09T13:25:25Z</meta:creation-date>
    <dc:date>2026-03-09T13:25:25Z</dc:date>
  </office:meta>
</office:document-meta>
</file>